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0.258cm" fo:min-width="4.58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258cm" fo:min-width="4.58cm"/>
    </style:style>
    <style:style style:name="gr3" style:family="graphic" style:parent-style-name="standard">
      <style:graphic-properties draw:marker-end="Rounded_20_short_20_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false" draw:auto-grow-width="true" fo:min-height="0.239cm" fo:min-width="0.973cm"/>
    </style:style>
    <style:style style:name="gr5" style:family="graphic" style:parent-style-name="standard">
      <style:graphic-properties draw:fill-color="#ffcccc" draw:fill-image-width="0cm" draw:fill-image-height="0cm" draw:textarea-horizontal-align="justify" draw:textarea-vertical-align="middle" draw:auto-grow-height="false" fo:min-height="0.258cm" fo:min-width="4.58cm"/>
    </style:style>
    <style:style style:name="gr6" style:family="graphic" style:parent-style-name="standard">
      <style:graphic-properties draw:fill-color="#ffcccc" draw:textarea-horizontal-align="justify" draw:textarea-vertical-align="middle" draw:auto-grow-height="false" fo:min-height="0.258cm" fo:min-width="4.58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 fo:min-height="0.258cm" fo:min-width="4.58cm"/>
    </style:style>
    <style:style style:name="gr8" style:family="graphic" style:parent-style-name="standard">
      <style:graphic-properties draw:fill-color="#ffcccc" draw:textarea-horizontal-align="justify" draw:textarea-vertical-align="middle" draw:auto-grow-height="false" fo:min-height="0.004cm" fo:min-width="0.516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0.004cm" fo:min-width="0.516cm"/>
    </style:style>
    <style:style style:name="gr10" style:family="graphic" style:parent-style-name="standard">
      <style:graphic-properties draw:fill-color="#ccccff" draw:textarea-horizontal-align="justify" draw:textarea-vertical-align="middle" draw:auto-grow-height="false" fo:min-height="0.258cm" fo:min-width="4.58cm"/>
    </style:style>
    <style:style style:name="gr11" style:family="graphic" style:parent-style-name="standard">
      <style:graphic-properties draw:fill-color="#ccccff" draw:textarea-horizontal-align="justify" draw:textarea-vertical-align="middle" draw:auto-grow-height="false" fo:min-height="0.004cm" fo:min-width="0.516cm"/>
    </style:style>
    <style:style style:name="gr12" style:family="graphic" style:parent-style-name="standard">
      <style:graphic-properties draw:fill-color="#ccccff" draw:textarea-horizontal-align="justify" draw:textarea-vertical-align="middle" draw:auto-grow-height="false" fo:min-height="0.258cm" fo:min-width="3.31cm"/>
    </style:style>
    <style:style style:name="gr13" style:family="graphic" style:parent-style-name="standard">
      <style:graphic-properties draw:fill-color="#ccccff" draw:textarea-horizontal-align="justify" draw:textarea-vertical-align="middle" draw:auto-grow-height="false" fo:min-height="0.258cm" fo:min-width="2.802cm"/>
    </style:style>
    <style:style style:name="gr14" style:family="graphic" style:parent-style-name="standard">
      <style:graphic-properties draw:stroke="none" svg:stroke-color="#000000" draw:fill="none" draw:fill-color="#ffffff" draw:auto-grow-height="false" draw:auto-grow-width="true" fo:min-height="0.239cm" fo:min-width="0.592cm"/>
    </style:style>
    <style:style style:name="gr15" style:family="graphic" style:parent-style-name="standard">
      <style:graphic-properties draw:fill-color="#ccccff" draw:textarea-horizontal-align="justify" draw:textarea-vertical-align="middle" draw:auto-grow-height="false" fo:min-height="0.258cm" fo:min-width="2.294cm"/>
    </style:style>
    <style:style style:name="gr16" style:family="graphic" style:parent-style-name="standard">
      <style:graphic-properties draw:fill-color="#ccccff" draw:textarea-horizontal-align="justify" draw:textarea-vertical-align="middle" draw:auto-grow-height="false" fo:min-height="0.258cm" fo:min-width="1.786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true" fo:min-height="0.239cm" fo:min-width="0.211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loext:graphic-properties draw:fill-color="#ffcccc" draw:fill-image-width="0cm" draw:fill-image-height="0cm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cccc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99ccff"/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ffcccc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99ccff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-color="#cccc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cccc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0.508cm" svg:x="3.174cm" svg:y="0.254cm">
          <text:p text:style-name="P1"><text:span text:style-name="T1">Inpu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08cm" svg:height="0.508cm" svg:x="3.175cm" svg:y="1.27cm">
          <text:p text:style-name="P1"><text:span text:style-name="T1">Normaliz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4cm" svg:y1="0.762cm" svg:x2="5.715cm" svg:y2="1.27cm" draw:start-shape="id1" draw:start-glue-point="2" draw:end-shape="id2" draw:end-glue-point="0" svg:d="M5714 762v254h1v254" svg:viewBox="0 0 2 509">
          <text:p/>
        </draw:connector>
        <draw:frame draw:style-name="gr4" draw:text-style-name="P4" draw:layer="layout" svg:width="1.473cm" svg:height="0.508cm" svg:x="5.915cm" svg:y="0.762cm">
          <draw:text-box>
            <text:p><text:span text:style-name="T2">KxHxW</text:span><text:span text:style-name="T2">x3</text:span></text:p>
          </draw:text-box>
        </draw:frame>
        <draw:connector draw:style-name="gr3" draw:text-style-name="P1" draw:layer="layout" svg:x1="5.715cm" svg:y1="1.778cm" svg:x2="5.715cm" svg:y2="2.286cm" draw:start-shape="id2" draw:start-glue-point="2" draw:end-shape="id3" draw:end-glue-point="0" svg:d="M5715 1778v508" svg:viewBox="0 0 1 509">
          <text:p/>
        </draw:connector>
        <draw:frame draw:style-name="gr4" draw:text-style-name="P4" draw:layer="layout" svg:width="1.67cm" svg:height="0.508cm" svg:x="5.915cm" svg:y="1.778cm">
          <draw:text-box>
            <text:p><text:span text:style-name="T2">Kx66x200</text:span><text:span text:style-name="T2">x3</text:span></text:p>
          </draw:text-box>
        </draw:frame>
        <draw:custom-shape draw:style-name="gr5" draw:text-style-name="P5" xml:id="id3" draw:id="id3" draw:layer="layout" svg:width="5.08cm" svg:height="0.508cm" svg:x="3.175cm" svg:y="2.286cm">
          <text:p text:style-name="P1"><text:span text:style-name="T1">Convolution 5x5x24, subsample (2, 2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2.794cm" svg:x2="5.715cm" svg:y2="3.81cm" draw:start-shape="id3" draw:start-glue-point="2" draw:end-shape="id4" draw:end-glue-point="0" svg:d="M5715 2794v1016" svg:viewBox="0 0 1 1017">
          <text:p/>
        </draw:connector>
        <draw:frame draw:style-name="gr4" draw:text-style-name="P4" draw:layer="layout" svg:width="1.67cm" svg:height="0.508cm" svg:x="5.915cm" svg:y="3.302cm">
          <draw:text-box>
            <text:p><text:span text:style-name="T2">Kx31x98x24</text:span></text:p>
          </draw:text-box>
        </draw:frame>
        <draw:custom-shape draw:style-name="gr6" draw:text-style-name="P6" xml:id="id4" draw:id="id4" draw:layer="layout" svg:width="5.08cm" svg:height="0.508cm" svg:x="3.175cm" svg:y="3.81cm">
          <text:p text:style-name="P1"><text:span text:style-name="T1">Convolution 5x5x36, subsample (2, 2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4.318cm" svg:x2="5.715cm" svg:y2="5.334cm" draw:start-shape="id4" draw:start-glue-point="2" draw:end-shape="id5" draw:end-glue-point="0" svg:d="M5715 4318v1016" svg:viewBox="0 0 1 1017">
          <text:p/>
        </draw:connector>
        <draw:frame draw:style-name="gr4" draw:text-style-name="P4" draw:layer="layout" svg:width="1.67cm" svg:height="0.508cm" svg:x="5.915cm" svg:y="4.826cm">
          <draw:text-box>
            <text:p><text:span text:style-name="T2">Kx14x47x36</text:span></text:p>
          </draw:text-box>
        </draw:frame>
        <draw:custom-shape draw:style-name="gr6" draw:text-style-name="P6" xml:id="id5" draw:id="id5" draw:layer="layout" svg:width="5.08cm" svg:height="0.508cm" svg:x="3.175cm" svg:y="5.334cm">
          <text:p text:style-name="P1"><text:span text:style-name="T1">Convolution 5x5x48, subsample (2, 2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5.842cm" svg:x2="5.715cm" svg:y2="6.858cm" draw:start-shape="id5" draw:start-glue-point="2" draw:end-shape="id6" draw:end-glue-point="0" svg:d="M5715 5842v1016" svg:viewBox="0 0 1 1017">
          <text:p/>
        </draw:connector>
        <draw:frame draw:style-name="gr4" draw:text-style-name="P4" draw:layer="layout" svg:width="1.552cm" svg:height="0.508cm" svg:x="5.974cm" svg:y="6.35cm">
          <draw:text-box>
            <text:p><text:span text:style-name="T2">Kx5x22x48</text:span></text:p>
          </draw:text-box>
        </draw:frame>
        <draw:custom-shape draw:style-name="gr7" draw:text-style-name="P7" xml:id="id6" draw:id="id6" draw:layer="layout" svg:width="5.08cm" svg:height="0.508cm" svg:x="3.175cm" svg:y="6.858cm">
          <text:p text:style-name="P1"><text:span text:style-name="T1">Convolution 3x3x64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016cm" svg:height="0.254cm" svg:x="5.207cm" svg:y="2.921cm">
          <text:p text:style-name="P8"><text:span text:style-name="T2">tan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016cm" svg:height="0.254cm" svg:x="5.207cm" svg:y="4.445cm">
          <text:p text:style-name="P8"><text:span text:style-name="T2">tan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016cm" svg:height="0.254cm" svg:x="5.207cm" svg:y="5.969cm">
          <text:p text:style-name="P8"><text:span text:style-name="T2">tanh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7.366cm" svg:x2="5.715cm" svg:y2="8.382cm" draw:start-shape="id6" draw:start-glue-point="2" draw:end-shape="id7" draw:end-glue-point="0" svg:d="M5715 7366v1016" svg:viewBox="0 0 1 1017">
          <text:p/>
        </draw:connector>
        <draw:frame draw:style-name="gr4" draw:text-style-name="P4" draw:layer="layout" svg:width="1.552cm" svg:height="0.508cm" svg:x="5.974cm" svg:y="7.874cm">
          <draw:text-box>
            <text:p><text:span text:style-name="T2">Kx3x20x64</text:span></text:p>
          </draw:text-box>
        </draw:frame>
        <draw:custom-shape draw:style-name="gr7" draw:text-style-name="P7" xml:id="id7" draw:id="id7" draw:layer="layout" svg:width="5.08cm" svg:height="0.508cm" svg:x="3.175cm" svg:y="8.382cm">
          <text:p text:style-name="P1"><text:span text:style-name="T1">Convolution 3x3x6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016cm" svg:height="0.254cm" svg:x="5.207cm" svg:y="7.493cm">
          <text:p text:style-name="P8"><text:span text:style-name="T2">tanh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8.89cm" svg:x2="5.715cm" svg:y2="10.541cm" draw:start-shape="id7" draw:start-glue-point="2" draw:end-shape="id8" draw:end-glue-point="0" svg:d="M5715 8890v1651" svg:viewBox="0 0 1 1652">
          <text:p/>
        </draw:connector>
        <draw:frame draw:style-name="gr4" draw:text-style-name="P4" draw:layer="layout" svg:width="1.552cm" svg:height="0.508cm" svg:x="5.969cm" svg:y="9.271cm">
          <draw:text-box>
            <text:p><text:span text:style-name="T2">Kx1x18x64</text:span></text:p>
          </draw:text-box>
        </draw:frame>
        <draw:custom-shape draw:style-name="gr10" draw:text-style-name="P11" xml:id="id8" draw:id="id8" draw:layer="layout" svg:width="5.08cm" svg:height="0.508cm" svg:x="3.175cm" svg:y="10.541cm">
          <text:p text:style-name="P1"><text:span text:style-name="T1">Perceptron 116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016cm" svg:height="0.254cm" svg:x="5.207cm" svg:y="9.017cm">
          <text:p text:style-name="P8"><text:span text:style-name="T2">tan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016cm" svg:height="0.254cm" svg:x="5.207cm" svg:y="9.779cm">
          <text:p text:style-name="P8"><text:span text:style-name="T2">flatten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73cm" svg:height="0.508cm" svg:x="6.008cm" svg:y="10.033cm">
          <draw:text-box>
            <text:p><text:span text:style-name="T2">Kx1152</text:span></text:p>
          </draw:text-box>
        </draw:frame>
        <draw:connector draw:style-name="gr3" draw:text-style-name="P1" draw:layer="layout" svg:x1="5.715cm" svg:y1="11.049cm" svg:x2="5.715cm" svg:y2="11.938cm" draw:start-shape="id8" draw:start-glue-point="2" draw:end-shape="id9" draw:end-glue-point="0" svg:d="M5715 11049v889" svg:viewBox="0 0 1 890">
          <text:p/>
        </draw:connector>
        <draw:custom-shape draw:style-name="gr11" draw:text-style-name="P12" draw:layer="layout" svg:width="1.016cm" svg:height="0.254cm" svg:x="5.207cm" svg:y="11.176cm">
          <text:p text:style-name="P8"><text:span text:style-name="T2">tanh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73cm" svg:height="0.508cm" svg:x="6.02cm" svg:y="11.43cm">
          <draw:text-box>
            <text:p><text:span text:style-name="T2">Kx1164</text:span></text:p>
          </draw:text-box>
        </draw:frame>
        <draw:custom-shape draw:style-name="gr12" draw:text-style-name="P11" xml:id="id9" draw:id="id9" draw:layer="layout" svg:width="3.81cm" svg:height="0.508cm" svg:x="3.81cm" svg:y="11.938cm">
          <text:p text:style-name="P1"><text:span text:style-name="T1">Perceptron 10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12.446cm" svg:x2="5.715cm" svg:y2="13.462cm" draw:start-shape="id9" draw:start-glue-point="2" draw:end-shape="id10" draw:end-glue-point="0" svg:d="M5715 12446v1016" svg:viewBox="0 0 1 1017">
          <text:p/>
        </draw:connector>
        <draw:custom-shape draw:style-name="gr11" draw:text-style-name="P12" draw:layer="layout" svg:width="1.016cm" svg:height="0.254cm" svg:x="5.207cm" svg:y="12.573cm">
          <text:p text:style-name="P8"><text:span text:style-name="T2">tanh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73cm" svg:height="0.508cm" svg:x="6.02cm" svg:y="12.954cm">
          <draw:text-box>
            <text:p><text:span text:style-name="T2">Kx100</text:span></text:p>
          </draw:text-box>
        </draw:frame>
        <draw:custom-shape draw:style-name="gr13" draw:text-style-name="P11" xml:id="id10" draw:id="id10" draw:layer="layout" svg:width="3.302cm" svg:height="0.508cm" svg:x="4.064cm" svg:y="13.462cm">
          <text:p text:style-name="P1"><text:span text:style-name="T1">Perceptron 5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13.97cm" svg:x2="5.715cm" svg:y2="14.986cm" draw:start-shape="id10" draw:start-glue-point="2" svg:d="M5715 13970v1016" svg:viewBox="0 0 1 1017">
          <text:p/>
        </draw:connector>
        <draw:custom-shape draw:style-name="gr11" draw:text-style-name="P12" draw:layer="layout" svg:width="1.016cm" svg:height="0.254cm" svg:x="5.207cm" svg:y="14.097cm">
          <text:p text:style-name="P8"><text:span text:style-name="T2">tanh</text:span>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.092cm" svg:height="0.508cm" svg:x="6.02cm" svg:y="14.478cm">
          <draw:text-box>
            <text:p><text:span text:style-name="T2">Kx50</text:span></text:p>
          </draw:text-box>
        </draw:frame>
        <draw:custom-shape draw:style-name="gr15" draw:text-style-name="P11" xml:id="id11" draw:id="id11" draw:layer="layout" svg:width="2.794cm" svg:height="0.508cm" svg:x="4.318cm" svg:y="14.986cm">
          <text:p text:style-name="P1"><text:span text:style-name="T1">Perceptron 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15.494cm" svg:x2="5.715cm" svg:y2="16.51cm" draw:start-shape="id11" draw:start-glue-point="2" draw:end-shape="id12" draw:end-glue-point="0" svg:d="M5715 15494v1016" svg:viewBox="0 0 1 1017">
          <text:p/>
        </draw:connector>
        <draw:custom-shape draw:style-name="gr11" draw:text-style-name="P12" draw:layer="layout" svg:width="1.016cm" svg:height="0.254cm" svg:x="5.207cm" svg:y="15.621cm">
          <text:p text:style-name="P8"><text:span text:style-name="T2">tanh</text:span>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.092cm" svg:height="0.508cm" svg:x="6.02cm" svg:y="16.002cm">
          <draw:text-box>
            <text:p><text:span text:style-name="T2">Kx10</text:span></text:p>
          </draw:text-box>
        </draw:frame>
        <draw:custom-shape draw:style-name="gr16" draw:text-style-name="P11" xml:id="id12" draw:id="id12" draw:layer="layout" svg:width="2.286cm" svg:height="0.508cm" svg:x="4.572cm" svg:y="16.51cm">
          <text:p text:style-name="P1"><text:span text:style-name="T1">Perceptron 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17.018cm" svg:x2="5.715cm" svg:y2="18.034cm" draw:start-shape="id12" draw:start-glue-point="2" svg:d="M5715 17018v1016" svg:viewBox="0 0 1 1017">
          <text:p/>
        </draw:connector>
        <draw:custom-shape draw:style-name="gr11" draw:text-style-name="P12" draw:layer="layout" svg:width="1.016cm" svg:height="0.254cm" svg:x="5.207cm" svg:y="17.145cm">
          <text:p text:style-name="P8"><text:span text:style-name="T2">tanh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0.711cm" svg:height="0.508cm" svg:x="6.02cm" svg:y="17.526cm">
          <draw:text-box>
            <text:p><text:span text:style-name="T2">K</text:span></text:p>
          </draw:text-box>
        </draw:frame>
        <draw:custom-shape draw:style-name="gr1" draw:text-style-name="P2" draw:layer="layout" svg:width="5.08cm" svg:height="0.508cm" svg:x="3.175cm" svg:y="18.034cm">
          <text:p text:style-name="P1"><text:span text:style-name="T1">Outpu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8.7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10:31:17.548993649</meta:creation-date>
    <dc:date>2016-12-17T18:22:16.609089220</dc:date>
    <meta:editing-duration>PT1H56M10S</meta:editing-duration>
    <meta:editing-cycles>9</meta:editing-cycles>
    <meta:generator>LibreOffice/5.2.2.2$Linux_X86_64 LibreOffice_project/20m0$Build-2</meta:generator>
    <meta:document-statistic meta:object-count="49"/>
  </office:meta>
</office:document-meta>
</file>